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10000 - SUM([.C4:.C5]:[.C6:.C7]:[.C8:.C9]: [.C10:.C13])" office:value-type="float" office:value="3875" calcext:value-type="float">
            <text:p>3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bursement</text:p>
          </table:table-cell>
          <table:table-cell/>
          <table:table-cell table:formula="of:=([.C2] - [.C14])" office:value-type="float" office:value="6125" calcext:value-type="float">
            <text:p>6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atio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Balan</text:p>
          </table:table-cell>
          <table:table-cell/>
          <table:table-cell table:formula="of:=SUM([.C14] + [.C16])" office:value-type="float" office:value="4875" calcext:value-type="float">
            <text:p>487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16:45:20.750073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4T19:35:52.399004088</dc:date>
    <meta:editing-duration>PT3H5M13S</meta:editing-duration>
    <meta:editing-cycles>16</meta:editing-cycles>
    <meta:generator>LibreOffice/26.2.0.3$Linux_X86_64 LibreOffice_project/620$Build-3</meta:generator>
    <meta:document-statistic meta:table-count="10" meta:cell-count="42" meta:object-count="0"/>
  </office:meta>
</office:document-meta>
</file>